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af0d"/>
    </style:style>
    <style:style style:name="P2" style:family="paragraph" style:parent-style-name="Standard">
      <style:text-properties officeooo:rsid="0016af0d" officeooo:paragraph-rsid="0016af0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6af0d"/>
    </style:style>
    <style:style style:name="T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agyházi dokkumentácio</text:span></text:p>
      <text:p text:style-name="Standard"><text:span text:style-name="T1"/></text:p>
      <text:p text:style-name="Standard">Megjelenik a menü, amit a menu függvény csinál. A legtöbb függvény a renderer globális pointert</text:p>
      <text:p text:style-name="Standard">kapja értékként, ami a grafikai megjelenitéshez kell.</text:p>
      <text:p text:style-name="Standard">A mappába beleraktam pieces_2.png-t amit a képbetoltes függvényben felhasználok, arra hogy a feltölt</text:p>
      <text:p text:style-name="Standard">függvényben a bábukat kirajzoljam.</text:p>
      <text:p text:style-name="Standard">Fuggvenyek :</text:p>
      <text:p text:style-name="Standard"/>
      <text:p text:style-name="P2">A grafika.h deklarálom a <text:s/>sdl_init, alaprajz, kepbetoltes, gombrajz, vbabu_rajzol, sbabu_rajzol, menu, kattintas, menu_kattintas és betoltott _kirajz függvényeket.</text:p>
      <text:p text:style-name="P1"><text:span text:style-name="T2">A </text:span>grafika.c-<text:span text:style-name="T2">ben az sdl_init, alaprajz, kepbetoltes, gombrajz, vbabu_rajzol, sbabu_rajzol, menu, kattintas, menu_kattintas és betoltott _kirajz függvény inicializálom.</text:span></text:p>
      <text:p text:style-name="P1"/>
      <text:p text:style-name="P1"><text:span text:style-name="T2">void s</text:span>dl_init: <text:s/><text:span text:style-name="T2">Paraméterként kapja <text:s/>a szélességet és magasságot int-ként, kap egy SDL_Window dupla pointert és egy SDL_Renderer dupla pointert. Ezeket a megadott méretek és gép alapján beállitja, bármien hiba esetén jelez a programm.</text:span></text:p>
      <text:p text:style-name="P1"/>
      <text:p text:style-name="P1"><text:span text:style-name="T2">void alaprajz: Az SDL_Renderer pointer paraméter segitségével előszőr felszabaditja, utána a fekete kockákat berajzolja felváltva. 2 for ciklussal 100 asával ezeket a mezőket, egy mező 100*100 as, és tudjuk, hogy az ablak 1000*1000 es. Háttérnek egy szürke RGB 205 205 205 <text:s/>színt választottam. Végül az SDL_RenderPresent megjelenití a képernyőn a beállitott grafikát.</text:span></text:p>
      <text:p text:style-name="P1"/>
      <text:p text:style-name="P2">void kepbetoltes: Bemenetként megkapja az SDL_Renderer pointert, ami a beépitett IMG_LoadTexture függvényhez szükséges, emelett paraméterként kapja az SDL_Texture duplapointer babukep, mentesgomb, és visszagomb. Mind 3 paramétert a megfelelő png-re állitja és globálisan megváltoztatja. Hiba esetén jelez a programm.</text:p>
      <text:p text:style-name="P2"/>
      <text:p text:style-name="P2">void visszagomb_rajz, gombrajz: <text:bookmark-start text:name="__DdeLink__10_2836787182"/>Mind a 2 függvény az SDL_Renderer pointert, az SDL_Texture pointert<text:bookmark-end text:name="__DdeLink__10_2836787182"/> és x,y int paramétert kapja bemenetként. A manuálisan beálitott és x,y <text:s/>kordináták alapján kirajzolja a megfelelő piktogrammát. </text:p>
      <text:p text:style-name="P2"/>
      <text:p text:style-name="P2">void vbabu_rajzol, sbabu,rajzol: <text:s/>Mind a 2 függvény az SDL_Renderer pointert, az SDL_Texture pointert, Babukoddal strukturát és x,y int-et kapják paramáterként. Mivel sorban vannak a bábuk képei a png-ben ezért a Babukoddal strukturával, kilehet választani, hogy melyik részét vágja és rajzolja ki a pngnek a függvény. A késöbbi átláthatóság érdekébe, fehér és fekete bábukra más függvény lett.</text:p>
      <text:p text:style-name="P2">void menu: Az SDL_Renderer input segitségével létrehoz egy 1000*1000 es nagyságu oldalt kék oldalt, ami 2 sötétkék feliratott tartalmazz. “Új játék” és “Játék folytatása”. Majd a menukattintas segittségével, lehet ennek a 2 feliratnak a funkcióját elérni. Tehát az <text:s/>“Új játék” -ra kattintva bal kattintással, egy alaphelyzetben lévő sakkot índit, a “Játék folytatása” egy meglévő mentés alapján índitja el a játszmát.</text:p>
      <text:p text:style-name="P2"/>
      <text:p text:style-name="P2">SDL_Point kattintas, menukattintas: Nem tartalmaznak bemenetet, mind a 2 ugyan azt a funkciót látja el, de az átláthatóság és kattintási lehetőségek miatt, ketté szettem őket. Egy SDL_Point strukturát adnak, vissza ami a bal egérkattintás x, és y kordinátája. Nem mindenhova engedd kattintani a játék, ezért például, ha a felhasználó olyan helyre kattint, aminek semmi funkciója, akkor a programm azt nem is érzékeli, ez a feltétel az else if-nél található.</text:p>
      <text:p text:style-name="P2"/>
      <text:p text:style-name="P2">void betoltott_kirajz:<text:tab/>Bemenetként megkapja az SDL_Renderer pointert, SDL_Texture duplapointer babukep, mentesgomb, és visszagomb és a Babuk mátrixtömb strukturát. Ez a függvény 2 for ciklussal <text:soft-page-break/>kirajolja a bábukat, és az üres részekre fekete, fehér kockákat, amit maradékos ossztással dönt el, mert minden páros mező fehér. Az i+ j össze adásával kapható ez meg. Azért fontos ujra rajzolni a fekete fehér mezőket, mert, ha valahonnan ellép a bábu, azt így lehet törölni. A visszagombot és a gombot is a megfelelő helyre kirajzolja.</text:p>
      <text:p text:style-name="P2"/>
      <text:p text:style-name="P2">A fajl.h-ban a fajlkiiras és fajlbeolvasas függvényt deklarálom.</text:p>
      <text:p text:style-name="P2">A fajl.c-ben a fajlkiiras és fajlbeolvasas függvényt inicializálom.</text:p>
      <text:p text:style-name="P2"/>
      <text:p text:style-name="P1"><text:span text:style-name="T2">int fajlkiiras: FILE pointer, Babuk mátrixtömb, bool értékeket kapja paraméterként.</text:span></text:p>
      <text:p text:style-name="P1"><text:span text:style-name="T2">Megprobálja megnyitni a sakk_jatszma.txt írásra, ha nem sikerül azt jelzi. Kiírja a fájlba a paraméterként kapott sakk állást, vagyis a mátrix tömb értékeit, és a végén a bool értékét is kiírja, ami azt jelzi, hogy kikövetkezik. A végén bezárja a fájlt</text:span></text:p>
      <text:p text:style-name="P2"/>
      <text:p text:style-name="P2">int fajlbeolvasas: FILE pointer, Babuk mátrixtömb, bool értékeket kapja paraméterként.</text:p>
      <text:p text:style-name="P1">Megprobálja megnyitni a sakk_jatszma.txt <text:span text:style-name="T2">olvasásra</text:span>, ha nem sikerül azt jelzi. <text:span text:style-name="T2">Elöszőr beolvassa a mátrixtömbbe a fájlban lévő mátrixtömböt utána, pedig a bool értékét. Bármelyik beolvasás sikertelenségét jelzi.</text:span></text:p>
      <text:p text:style-name="P1"/>
      <text:p text:style-name="P2">A lancolt_lista.h-ban deklarálom a Lista strukturát, ami a Babuk mátrixtömb strukturát és a struct Lista pointert tartalmazza. Ez a pointer mutatja meg a Lista következő elemének a címét. Ezenkivül deklarálom az elore, lepkedes_elore, felszabadit_elore függvényt.</text:p>
      <text:p text:style-name="P2">A lancolt_lista.c-ben ezeket a függvényeket inicializálom.</text:p>
      <text:p text:style-name="P2"/>
      <text:p text:style-name="P2">void elore: Paraméterként Lista duplapointert és Babuk mátrixtömböt kapja.</text:p>
      <text:p text:style-name="P2">Lefoglal egy Lista pointernek memoriát, amibe bemásolja a mátrixtömböt. A pointer kov pointerét a NULL ra kell állitani vagy a kapott paraméterként kapott Lista címre. A végén a kapott pointer címét a függvényben létrehozott címére állitjuk.</text:p>
      <text:p text:style-name="P2"/>
      <text:p text:style-name="P1"><text:span text:style-name="T2">void felszabadit_elore: Egy Lista pointert kap bemenetként, ha a pointer nem NULL vagy a Pointer kov pointere nem NULL, akkor egy temp segitségével beállitjuk az input pointer a Lista következő elemére, és a jelenlegi elemet felszabadítjuk, amíg a végére nem érünk a Listának.</text:span></text:p>
      <text:p text:style-name="P1"/>
      <text:p text:style-name="P2">Lista *lepkedes_elore: Egy Lista pointert kap bemenetként, ha a pointer nem NULL vagy a Pointer kov pointere nem NULL, akkor egy temp segitségével beállitjuk az input pointer a Lista következő elemére, <text:s/>és a jelenlegi elemet felszabadítjuk, vegül vissza adja a jelenlegi pointert.</text:p>
      <text:p text:style-name="P2"/>
      <text:p text:style-name="P2">A lepesek.h</text:p>
      <text:p text:style-name="P2"/>
      <text:p text:style-name="P2"/>
      <text:p text:style-name="P2"/>
      <text:p text:style-name="P2"/>
      <text:p text:style-name="P1">Beállitja a window és a rendereg globális pointert.</text:p>
      <text:p text:style-name="Standard">vbabu_rajzol : Kirajzolja a világos bábukat.</text:p>
      <text:p text:style-name="Standard"/>
      <text:p text:style-name="Standard">sbabu_rajzol : Kirajzolja a sötét bábukat.</text:p>
      <text:p text:style-name="Standard">alaprajz: Megcsinálja a sakk kezdő állását.</text:p>
      <text:p text:style-name="Standard">sdl_init: Beállitja a window és a rendereg globális pointert.</text:p>
      <text:p text:style-name="Standard">Kepbetoltes: A pieces_2 png alapján betölti a képeket, hogz azokkal a további programok</text:p>
      <text:p text:style-name="Standard">dolgozhassanak. PL Sbabu_rajzol.</text:p>
      <text:p text:style-name="Standard"><text:soft-page-break/>lepeskisegitofuggvenyek.c</text:p>
      <text:p text:style-name="Standard">Itt 2 függvény található amik megmondják, hogy linearisan vagy átlóba van-e akadály</text:p>
      <text:p text:style-name="Standard">lepesek_babukra.c:</text:p>
      <text:p text:style-name="Standard">szabalyos_gyalog: Ellenörzi a gyalog lépését, hogy szabályos-e</text:p>
      <text:p text:style-name="Standard">szabalyos_bastya: Ellenörzi a bástya lépését, hogy szabályos-e</text:p>
      <text:p text:style-name="Standard">szabalyos_huszar: Ellenörzi a huszár lépését, hogy szabályos-e</text:p>
      <text:p text:style-name="Standard">szabalyos_futo: Ellenörzi a futo lépését, hogy szabályos-e</text:p>
      <text:p text:style-name="Standard">szabalyos_kiralyno: Ellenörzi a kiralyno lépését, hogy szabályos-e</text:p>
      <text:p text:style-name="Standard">szabalyos_kiraly: Ellenörzi a kiraly lépését, hogy szabályos-e</text:p>
      <text:p text:style-name="Standard">lepesek.c:</text:p>
      <text:p text:style-name="Standard">A lepesek_babukra.c alapján egy switch casel ellenörzi a lépéseket</text:p>
      <text:p text:style-name="Standard">enum.c</text:p>
      <text:p text:style-name="Standard">A strukturákat és enumokat itt hozom létre, mint például MERET vagy Bab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3:50:47.527519477</meta:creation-date>
    <dc:date>2023-11-26T02:23:31.289763352</dc:date>
    <meta:editing-duration>PT2H32M44S</meta:editing-duration>
    <meta:editing-cycles>1</meta:editing-cycles>
    <meta:document-statistic meta:table-count="0" meta:image-count="0" meta:object-count="0" meta:page-count="3" meta:paragraph-count="49" meta:word-count="902" meta:character-count="6572" meta:non-whitespace-character-count="5705"/>
    <meta:generator>LibreOffice/7.5.8.2$Linux_X86_64 LibreOffice_project/50$Build-2</meta:generator>
  </office:meta>
</office:document-meta>
</file>